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+72 (725) 77-64900</text:p>
      <text:p text:style-name="Preformatted_20_Text">+3792933-92-097</text:p>
      <text:p text:style-name="Preformatted_20_Text">+58 962 8524660</text:p>
      <text:p text:style-name="Preformatted_20_Text">+38680 2685271</text:p>
      <text:p text:style-name="Preformatted_20_Text">80-605-6356679</text:p>
      <text:p text:style-name="Preformatted_20_Text">925 8875107</text:p>
      <text:p text:style-name="Preformatted_20_Text">166-1217077</text:p>
      <text:p text:style-name="Preformatted_20_Text">23-43-525</text:p>
      <text:p text:style-name="Preformatted_20_Text">+82 (834) 56-21596</text:p>
      <text:p text:style-name="Preformatted_20_Text">+3588127-65-513</text:p>
      <text:p text:style-name="Preformatted_20_Text">+89 142 5713033</text:p>
      <text:p text:style-name="Preformatted_20_Text">+91667 4647612</text:p>
      <text:p text:style-name="Preformatted_20_Text">56-729-1995512</text:p>
      <text:p text:style-name="Preformatted_20_Text">532 1791718</text:p>
      <text:p text:style-name="Preformatted_20_Text">360-8490523</text:p>
      <text:p text:style-name="Preformatted_20_Text">60-57-914</text:p>
      <text:p text:style-name="Preformatted_20_Text">+47 (320) 34-13750</text:p>
      <text:p text:style-name="Preformatted_20_Text">+6278826-60-283</text:p>
      <text:p text:style-name="Preformatted_20_Text">+46 234 4807046</text:p>
      <text:p text:style-name="Preformatted_20_Text">+81304 6517478</text:p>
      <text:p text:style-name="Preformatted_20_Text">41-813-6058480</text:p>
      <text:p text:style-name="Preformatted_20_Text">516 8361308</text:p>
      <text:p text:style-name="Preformatted_20_Text">211-8711268</text:p>
      <text:p text:style-name="Preformatted_20_Text">43-18-539</text:p>
      <text:p text:style-name="Preformatted_20_Text">+65 (106) 74-97631</text:p>
      <text:p text:style-name="Preformatted_20_Text"><text:soft-page-break/>+8581083-59-433</text:p>
      <text:p text:style-name="Preformatted_20_Text">+48 423 3654514</text:p>
      <text:p text:style-name="Preformatted_20_Text">+92578 8046902</text:p>
      <text:p text:style-name="Preformatted_20_Text">71-621-4657895</text:p>
      <text:p text:style-name="Preformatted_20_Text">213 4639051</text:p>
      <text:p text:style-name="Preformatted_20_Text">825-2965331</text:p>
      <text:p text:style-name="Preformatted_20_Text">68-57-659</text:p>
      <text:p text:style-name="Preformatted_20_Text">+23 (555) 85-56603</text:p>
      <text:p text:style-name="Preformatted_20_Text">+1855265-80-842</text:p>
      <text:p text:style-name="Preformatted_20_Text">+78 799 9171098</text:p>
      <text:p text:style-name="Preformatted_20_Text">+4922 4656701</text:p>
      <text:p text:style-name="Preformatted_20_Text">8-841-1074794</text:p>
      <text:p text:style-name="Preformatted_20_Text">948 4131224</text:p>
      <text:p text:style-name="Preformatted_20_Text">401-4604830</text:p>
      <text:p text:style-name="Preformatted_20_Text">57-50-863</text:p>
      <text:p text:style-name="Preformatted_20_Text">+60 (374) 16-32545</text:p>
      <text:p text:style-name="Preformatted_20_Text">+1995224-48-120</text:p>
      <text:p text:style-name="Preformatted_20_Text">+21 465 1348315</text:p>
      <text:p text:style-name="Preformatted_20_Text">+64893 1612065</text:p>
      <text:p text:style-name="Preformatted_20_Text">39-949-4370215</text:p>
      <text:p text:style-name="Preformatted_20_Text">577 8558614</text:p>
      <text:p text:style-name="Preformatted_20_Text">448-3422549</text:p>
      <text:p text:style-name="Preformatted_20_Text">54-17-124</text:p>
      <text:p text:style-name="Preformatted_20_Text">+40 (338) 31-26443</text:p>
      <text:p text:style-name="Preformatted_20_Text">+8786135-65-431</text:p>
      <text:p text:style-name="Preformatted_20_Text">+15 390 1476824</text:p>
      <text:p text:style-name="Preformatted_20_Text"><text:soft-page-break/>+17191 3695974</text:p>
      <text:p text:style-name="Preformatted_20_Text">76-774-8470133</text:p>
      <text:p text:style-name="Preformatted_20_Text">631 9020095</text:p>
      <text:p text:style-name="Preformatted_20_Text">745-1916682</text:p>
      <text:p text:style-name="Preformatted_20_Text">18-84-736</text:p>
      <text:p text:style-name="Preformatted_20_Text">+99 (520) 36-59088</text:p>
      <text:p text:style-name="Preformatted_20_Text">+9428116-52-279</text:p>
      <text:p text:style-name="Preformatted_20_Text">+49 795 2353997</text:p>
      <text:p text:style-name="Preformatted_20_Text">+45561 3491818</text:p>
      <text:p text:style-name="Preformatted_20_Text">14-433-1752991</text:p>
      <text:p text:style-name="Preformatted_20_Text">551 5664361</text:p>
      <text:p text:style-name="Preformatted_20_Text">426-3594075</text:p>
      <text:p text:style-name="Preformatted_20_Text">22-39-394</text:p>
      <text:p text:style-name="Preformatted_20_Text">+73 (964) 49-09470</text:p>
      <text:p text:style-name="Preformatted_20_Text">+2067212-30-365</text:p>
      <text:p text:style-name="Preformatted_20_Text">+50 332 7267158</text:p>
      <text:p text:style-name="Preformatted_20_Text">+27563 4871300</text:p>
      <text:p text:style-name="Preformatted_20_Text">67-756-7981046</text:p>
      <text:p text:style-name="Preformatted_20_Text">974 5378022</text:p>
      <text:p text:style-name="Preformatted_20_Text">993-1346722</text:p>
      <text:p text:style-name="Preformatted_20_Text">95-69-286</text:p>
      <text:p text:style-name="Preformatted_20_Text">+74 (255) 47-34806</text:p>
      <text:p text:style-name="Preformatted_20_Text">+3176111-84-597</text:p>
      <text:p text:style-name="Preformatted_20_Text">+24 503 7075922</text:p>
      <text:p text:style-name="Preformatted_20_Text">+53243 3753715</text:p>
      <text:p text:style-name="Preformatted_20_Text">11-866-7155741</text:p>
      <text:p text:style-name="Preformatted_20_Text"><text:soft-page-break/>601 9316791</text:p>
      <text:p text:style-name="Preformatted_20_Text">919-5075616</text:p>
      <text:p text:style-name="Preformatted_20_Text">56-15-76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font-name-asian="Arimo1" style:font-size-asian="12pt" style:language-asian="zh" style:country-asian="CN" style:font-name-complex="Arim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Arimo1" style:font-size-asian="14pt" style:font-name-complex="Arimo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Courier" style:font-size-asian="10pt" style:font-name-complex="Cousin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80" meta:word-count="140" meta:character-count="1068"/>
    <meta:creation-date>2020-03-13T09:35:34</meta:creation-date>
    <meta:editing-duration>P0D</meta:editing-duration>
    <meta:editing-cycles>1</meta:editing-cycles>
    <meta:generator>OpenOffice/4.1.1$FreeBSD/amd64 OpenOffice.org_project/411m6$Build-9775</meta:generator>
  </office:meta>
</office:document-meta>
</file>